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6c8b" officeooo:paragraph-rsid="000a6c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LHORIAS FUTURAS:</text:p>
      <text:p text:style-name="P1">Usar classes genericas, configuraveis e parametrizaveis visando ampliar o escopo de utilização do projeto conferindo ao mesmo adaptabilidade a diversos cenarios e ambientes de uso maximizando as premissas de reuso de softwar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8:31:27.696998098</meta:creation-date>
    <dc:date>2018-05-09T08:34:18.921801335</dc:date>
    <meta:editing-duration>PT2M53S</meta:editing-duration>
    <meta:editing-cycles>1</meta:editing-cycles>
    <meta:document-statistic meta:table-count="0" meta:image-count="0" meta:object-count="0" meta:page-count="1" meta:paragraph-count="2" meta:word-count="34" meta:character-count="244" meta:non-whitespace-character-count="212"/>
    <meta:generator>LibreOffice/5.1.6.2$Linux_X86_64 LibreOffice_project/10m0$Build-2</meta:generator>
  </office:meta>
</office:document-meta>
</file>